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Menlo, Monaco, 'Lucida Console', 'Liberation Mono', 'DejaVu Sans Mono', 'Bitstream Vera Sans Mono', 'Courier New', monospace, sans-serif"/>
    <style:font-face style:name="Consolas" svg:font-family="Consolas, monaco, monospace"/>
    <style:font-face style:name="Droid Sans" svg:font-family="'Droid Sans', sans-serif"/>
    <style:font-face style:name="Helvetica Neue" svg:font-family="'Helvetica Neue', Helvetica, Arial, sans-serif"/>
    <style:font-face style:name="Lohit Devanagari1" svg:font-family="'Lohit Devanagari'"/>
    <style:font-face style:name="Segoe UI" svg:font-family="'Segoe UI', SegoeUI, 'Segoe WP', 'Helvetica Neue', Helvetica, Tahoma, Arial, sans-serif"/>
    <style:font-face style:name="monospace" svg:font-family="monospace,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Text_20_body">
      <style:paragraph-properties fo:margin-left="0cm" fo:margin-right="0cm" fo:margin-top="0cm" fo:margin-bottom="0cm" loext:contextual-spacing="false" fo:orphans="2" fo:widows="2" fo:text-indent="0cm" style:auto-text-indent="false"/>
    </style:style>
    <style:style style:name="P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Segoe UI" fo:font-size="12pt" fo:letter-spacing="normal" fo:font-style="normal" fo:font-weight="normal"/>
    </style:style>
    <style:style style:name="P4" style:family="paragraph" style:parent-style-name="Text_20_body">
      <style:paragraph-properties fo:margin-left="0cm" fo:margin-right="0cm" fo:orphans="2" fo:widows="2" fo:text-indent="0cm" style:auto-text-indent="false"/>
      <style:text-properties fo:font-variant="normal" fo:text-transform="none" fo:color="#333333" style:font-name="Droid Sans" fo:font-size="12pt" fo:letter-spacing="normal" fo:font-style="normal" fo:font-weight="normal"/>
    </style:style>
    <style:style style:name="P5" style:family="paragraph" style:parent-style-name="Text_20_body">
      <style:paragraph-properties fo:margin-left="0cm" fo:margin-right="0cm" fo:margin-top="0cm" fo:margin-bottom="0.265cm" loext:contextual-spacing="false" fo:orphans="2" fo:widows="2" fo:text-indent="0cm" style:auto-text-indent="false"/>
    </style:style>
    <style:style style:name="P6"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Droid Sans" fo:font-size="12pt" fo:letter-spacing="normal" fo:font-style="normal" fo:font-weight="normal"/>
    </style:style>
    <style:style style:name="P7" style:family="paragraph" style:parent-style-name="Text_20_body">
      <style:paragraph-properties fo:margin-left="0cm" fo:margin-right="0.397cm" fo:margin-top="0cm" fo:margin-bottom="0.529cm" loext:contextual-spacing="false" fo:line-height="100%" fo:text-align="center" style:justify-single-word="false" fo:orphans="2" fo:widows="2" fo:text-indent="0cm" style:auto-text-indent="false"/>
    </style:style>
    <style:style style:name="P8" style:family="paragraph" style:parent-style-name="Text_20_body" style:list-style-name="L1">
      <style:paragraph-properties fo:margin-top="0cm" fo:margin-bottom="0.265cm" loext:contextual-spacing="false" fo:orphans="2" fo:widows="2"/>
    </style:style>
    <style:style style:name="P9" style:family="paragraph" style:parent-style-name="Text_20_body" style:list-style-name="L1">
      <style:paragraph-properties fo:margin-top="0cm" fo:margin-bottom="0.265cm" loext:contextual-spacing="false" fo:orphans="2" fo:widows="2"/>
      <style:text-properties fo:font-variant="normal" fo:text-transform="none" fo:color="#333333" style:font-name="Droid Sans" fo:font-size="12pt" fo:letter-spacing="normal" fo:font-style="normal" fo:font-weight="normal"/>
    </style:style>
    <style:style style:name="P10" style:family="paragraph" style:parent-style-name="Preformatted_20_Text">
      <style:paragraph-properties style:line-height-at-least="0.503cm"/>
    </style:style>
    <style:style style:name="P11" style:family="paragraph" style:parent-style-name="Preformatted_20_Text">
      <loext:graphic-properties draw:fill="solid" draw:fill-color="#f7f7f7" draw:opacity="100%"/>
      <style:paragraph-properties fo:margin-left="0cm" fo:margin-right="0cm" fo:margin-top="0cm" fo:margin-bottom="0.265cm" loext:contextual-spacing="false" fo:line-height="142%" fo:orphans="2" fo:widows="2" fo:text-indent="0cm" style:auto-text-indent="false" fo:background-color="#f7f7f7" fo:padding="0.238cm" fo:border="0.06pt solid #cccccc"/>
      <style:text-properties fo:font-variant="normal" fo:text-transform="none" fo:color="#333333" style:font-name="Consolas" fo:font-size="9.75pt" fo:letter-spacing="normal" fo:font-style="normal" fo:font-weight="normal"/>
    </style:style>
    <style:style style:name="P12" style:family="paragraph" style:parent-style-name="Preformatted_20_Text">
      <style:paragraph-properties fo:margin-top="0cm" fo:margin-bottom="0.499cm" loext:contextual-spacing="false" style:line-height-at-least="0.503cm"/>
    </style:style>
    <style:style style:name="P13" style:family="paragraph" style:parent-style-name="Preformatted_20_Text">
      <loext:graphic-properties draw:fill="solid" draw:fill-color="#f7f7f7" draw:opacity="100%"/>
      <style:paragraph-properties fo:margin-top="0cm" fo:margin-bottom="0.265cm" loext:contextual-spacing="false" fo:line-height="142%" fo:orphans="2" fo:widows="2" fo:background-color="#f7f7f7" fo:padding="0.238cm" fo:border="0.06pt solid #cccccc"/>
      <style:text-properties fo:font-variant="normal" fo:text-transform="none" fo:color="#333333" style:font-name="Consolas" fo:font-size="9.75pt" fo:letter-spacing="normal" fo:font-style="normal" fo:font-weight="normal"/>
    </style:style>
    <style:style style:name="P14" style:family="paragraph" style:parent-style-name="Preformatted_20_Text">
      <loext:graphic-properties draw:fill="solid" draw:fill-color="#f7f7f7" draw:opacity="100%"/>
      <style:paragraph-properties fo:margin-top="0cm" fo:margin-bottom="0.265cm" loext:contextual-spacing="false" fo:line-height="142%" fo:orphans="2" fo:widows="2" fo:background-color="#f7f7f7" fo:padding="0.238cm" fo:border="0.06pt solid #cccccc"/>
      <style:text-properties fo:font-variant="normal" fo:text-transform="none" fo:color="#333333" fo:letter-spacing="normal"/>
    </style:style>
    <style:style style:name="P15" style:family="paragraph" style:parent-style-name="Preformatted_20_Text">
      <loext:graphic-properties draw:fill="solid" draw:fill-color="#f7f7f7" draw:opacity="100%"/>
      <style:paragraph-properties fo:margin-top="0cm" fo:margin-bottom="0.265cm" loext:contextual-spacing="false" fo:line-height="142%" fo:orphans="2" fo:widows="2" fo:background-color="#f7f7f7" fo:padding="0.238cm" fo:border="0.06pt solid #cccccc"/>
    </style:style>
    <style:style style:name="P16" style:family="paragraph" style:parent-style-name="Heading_20_2">
      <style:text-properties fo:font-variant="normal" fo:text-transform="none" fo:color="#000000" style:font-name="Segoe UI" fo:letter-spacing="normal" fo:font-style="normal" fo:font-weight="bold"/>
    </style:style>
    <style:style style:name="P17" style:family="paragraph" style:parent-style-name="Heading_20_2">
      <style:paragraph-properties fo:margin-left="0cm" fo:margin-right="0cm" fo:margin-top="0.529cm" fo:margin-bottom="0.265cm" loext:contextual-spacing="false" fo:line-height="110%" fo:orphans="2" fo:widows="2" fo:text-indent="0cm" style:auto-text-indent="false"/>
      <style:text-properties fo:font-variant="normal" fo:text-transform="none" fo:color="#333333" style:font-name="Helvetica Neue" fo:font-size="22.5pt" fo:letter-spacing="normal" fo:font-style="normal" fo:font-weight="bold"/>
    </style:style>
    <style:style style:name="T1" style:family="text">
      <style:text-properties style:text-line-through-style="none" style:text-line-through-type="none" style:font-name="Helvetica Neue" fo:font-size="27pt" style:text-underline-style="none" fo:font-weight="bold" style:text-blinking="false" fo:background-color="transparent" loext:char-shading-value="0"/>
    </style:style>
    <style:style style:name="T2" style:family="text">
      <style:text-properties fo:font-variant="normal" fo:text-transform="none" fo:color="#333333" style:font-name="Droid Sans" fo:font-size="12pt" fo:letter-spacing="normal" fo:font-style="normal" fo:font-weight="normal"/>
    </style:style>
    <style:style style:name="T3" style:family="text">
      <style:text-properties fo:font-variant="normal" fo:text-transform="none" fo:color="#333333" style:font-name="Droid Sans" fo:font-size="12pt" fo:letter-spacing="normal" fo:font-style="normal" fo:font-weight="normal" fo:background-color="#ffffff" loext:char-shading-value="0" loext:padding="0cm" loext:border="none"/>
    </style:style>
    <style:style style:name="T4" style:family="text">
      <style:text-properties fo:font-variant="normal" fo:text-transform="none" fo:color="#333333" style:text-line-through-style="none" style:text-line-through-type="none" style:font-name="Droid Sans" fo:font-size="12pt" fo:letter-spacing="normal" fo:font-style="normal" style:text-underline-style="none" fo:font-weight="normal" style:text-blinking="false" fo:background-color="transparent" loext:char-shading-value="0" loext:padding-left="0cm" loext:padding-right="0cm" loext:padding-top="0cm" loext:padding-bottom="0.049cm" loext:border-left="none" loext:border-right="none" loext:border-top="none" loext:border-bottom="0.06pt dotted #000000"/>
    </style:style>
    <style:style style:name="T5" style:family="text">
      <style:text-properties fo:font-variant="normal" fo:text-transform="none" fo:color="#333333" fo:letter-spacing="normal" fo:background-color="#ffffff" loext:char-shading-value="0" loext:padding="0cm" loext:border="none"/>
    </style:style>
    <style:style style:name="T6" style:family="text">
      <style:text-properties fo:font-variant="normal" fo:text-transform="none" fo:color="#ffffff" style:font-name="Droid Sans" fo:font-size="12pt" fo:letter-spacing="normal" fo:font-style="normal" fo:font-weight="bold" fo:background-color="#999999" loext:char-shading-value="0" loext:padding="0cm" loext:border="none"/>
    </style:style>
    <style:style style:name="T7" style:family="text">
      <style:text-properties fo:font-variant="normal" fo:text-transform="none" fo:color="#000000" style:font-name="Consolas" fo:font-size="10.5pt" fo:letter-spacing="normal" fo:font-style="normal" fo:font-weight="normal" fo:background-color="#f7f7f7" loext:char-shading-value="0" loext:padding="0cm" loext:border="none"/>
    </style:style>
    <style:style style:name="T8" style:family="text">
      <style:text-properties fo:font-variant="normal" fo:text-transform="none" fo:color="#000000" style:font-name="Segoe UI" fo:font-size="12pt" fo:letter-spacing="normal" fo:font-style="normal" fo:font-weight="normal"/>
    </style:style>
    <style:style style:name="T9" style:family="text">
      <style:text-properties fo:font-variant="normal" fo:text-transform="none" fo:color="#000000" style:font-name="Segoe UI" fo:font-size="12pt" fo:letter-spacing="normal" fo:font-style="normal" fo:font-weight="bold"/>
    </style:style>
    <style:style style:name="T10" style:family="text">
      <style:text-properties fo:font-variant="normal" fo:text-transform="none" fo:color="#000000" style:font-name="Segoe UI" fo:font-size="12pt" fo:letter-spacing="normal" fo:font-style="normal" style:text-underline-style="solid" style:text-underline-width="auto" style:text-underline-color="font-color" fo:font-weight="normal" fo:background-color="transparent" loext:char-shading-value="0"/>
    </style:style>
    <style:style style:name="T11" style:family="text">
      <style:text-properties fo:font-variant="normal" fo:text-transform="none" fo:color="#000000" style:font-name="Consolas1" fo:font-size="12pt" fo:letter-spacing="normal" fo:font-style="normal" fo:font-weight="normal" loext:padding-left="0.079cm" loext:padding-right="0.079cm" loext:padding-top="0.049cm" loext:padding-bottom="0.049cm" loext:border="0.06pt solid #000000"/>
    </style:style>
    <style:style style:name="T12" style:family="text">
      <style:text-properties loext:padding="0cm" loext:border="none"/>
    </style:style>
    <style:style style:name="T13" style:family="text">
      <style:text-properties style:font-name="Consolas" fo:font-size="9.75pt" fo:font-style="normal" fo:font-weight="normal"/>
    </style:style>
    <style:style style:name="T14" style:family="text">
      <style:text-properties fo:color="#0000ff"/>
    </style:style>
    <style:style style:name="T15" style:family="text">
      <style:text-properties fo:color="#0000ff" style:font-name="Consolas" fo:font-size="9.75pt" fo:font-style="normal" fo:font-weight="normal"/>
    </style:style>
    <style:style style:name="T16" style:family="text">
      <style:text-properties fo:color="#2b91af"/>
    </style:style>
    <style:style style:name="T17" style:family="text">
      <style:text-properties fo:color="#2b91af" style:font-name="Consolas" fo:font-size="9.75pt" fo:font-style="normal" fo:font-weight="normal"/>
    </style:style>
    <style:style style:name="T18" style:family="text">
      <style:text-properties fo:color="#008000"/>
    </style:style>
    <style:style style:name="T19" style:family="text">
      <style:text-properties fo:color="#008000" style:font-name="Consolas" fo:font-size="9.75pt" fo:font-style="normal" fo:font-weight="normal"/>
    </style:style>
    <style:style style:name="T20" style:family="text">
      <style:text-properties fo:color="#0101fd" style:font-name="monospace" loext:padding="0cm" loext:border="none"/>
    </style:style>
    <style:style style:name="T21" style:family="text">
      <style:text-properties fo:color="#007d9a" style:font-name="monospace" loext:padding="0cm" loext:border="none"/>
    </style:style>
    <style:style style:name="T22" style:family="text">
      <style:text-properties style:font-name="monospace" loext:padding="0cm" loext:border="non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s://eli.thegreenplace.net/2014/perfect-forwarding-and-universal-references-in-c/" text:style-name="Internet_20_link" text:visited-style-name="Visited_20_Internet_20_Link"><text:span text:style-name="T1">Perfect forwarding and universal references in C++</text:span></text:a></text:h>
      <text:p text:style-name="P7"><text:span text:style-name="T5">  </text:span><text:span text:style-name="T6">Tags</text:span><text:span text:style-name="T3"> </text:span><text:a xlink:type="simple" xlink:href="https://eli.thegreenplace.net/tag/c-c" text:style-name="Internet_20_link" text:visited-style-name="Visited_20_Internet_20_Link"><text:span text:style-name="T4">C &amp; C++</text:span></text:a><text:span text:style-name="T3"> , </text:span><text:a xlink:type="simple" xlink:href="https://eli.thegreenplace.net/tag/articles" text:style-name="Internet_20_link" text:visited-style-name="Visited_20_Internet_20_Link"><text:span text:style-name="T4">Articles</text:span></text:a></text:p>
      <text:p text:style-name="P5"><text:span text:style-name="T2">One of the new features in C++11 aimed at increased code efficiency is the </text:span><text:span text:style-name="Teletype"><text:span text:style-name="T7">emplace</text:span></text:span><text:span text:style-name="T2"> family of methods in containers.</text:span><text:span text:style-name="Teletype"><text:span text:style-name="T7">std::vector</text:span></text:span><text:span text:style-name="T2">, for example, has an </text:span><text:span text:style-name="Teletype"><text:span text:style-name="T7">emplace_back</text:span></text:span><text:span text:style-name="T2"> method to parallel </text:span><text:span text:style-name="Teletype"><text:span text:style-name="T7">push_back</text:span></text:span><text:span text:style-name="T2">, and </text:span><text:span text:style-name="Teletype"><text:span text:style-name="T7">emplace</text:span></text:span><text:span text:style-name="T2"> to parallel </text:span><text:span text:style-name="Teletype"><text:span text:style-name="T7">insert</text:span></text:span><text:span text:style-name="T2">.</text:span></text:p>
      <text:p text:style-name="P6">Here's a short demonstration of the benefits these new methods bring:</text:p>
      <text:p text:style-name="P11"><text:span text:style-name="T14">class</text:span> <text:span text:style-name="T16">MyKlass</text:span> {</text:p>
      <text:p text:style-name="P13"><text:span text:style-name="T14">public</text:span>:</text:p>
      <text:p text:style-name="P14"><text:s text:c="2"/><text:span text:style-name="T13">MyKlass(</text:span><text:span text:style-name="T17">int</text:span><text:span text:style-name="T13"> ii_, </text:span><text:span text:style-name="T17">float</text:span><text:span text:style-name="T13"> ff_) {...}</text:span></text:p>
      <text:p text:style-name="P15"/>
      <text:p text:style-name="P13"><text:span text:style-name="T14">private</text:span>:</text:p>
      <text:p text:style-name="P14"><text:s text:c="2"/><text:span text:style-name="T13">{...}</text:span></text:p>
      <text:p text:style-name="P13">};</text:p>
      <text:p text:style-name="P15"/>
      <text:p text:style-name="P13">some function {</text:p>
      <text:p text:style-name="P14"><text:s text:c="2"/><text:span text:style-name="T13">std::vector&lt;MyKlass&gt; v;</text:span></text:p>
      <text:p text:style-name="P15"/>
      <text:p text:style-name="P14"><text:s text:c="2"/><text:span text:style-name="T13">v.push_back(MyKlass(2, 3.14f));</text:span></text:p>
      <text:p text:style-name="P14"><text:s text:c="2"/><text:span text:style-name="T13">v.emplace_back(2, 3.14f);</text:span></text:p>
      <text:p text:style-name="P13">}</text:p>
      <text:p text:style-name="P5"><text:span text:style-name="T2">If you trace the execution of the constructors and destructor of </text:span><text:span text:style-name="Teletype"><text:span text:style-name="T7">MyKlass</text:span></text:span><text:span text:style-name="T2">, you'll see something like the following for the </text:span><text:span text:style-name="Teletype"><text:span text:style-name="T7">push_back</text:span></text:span><text:span text:style-name="T2"> call:</text:span></text:p>
      <text:list xml:id="list2335502188" text:style-name="L1">
        <text:list-item>
          <text:p text:style-name="P8"><text:span text:style-name="T2">Constructor for a temporary </text:span><text:span text:style-name="Teletype"><text:span text:style-name="T7">MyKlass</text:span></text:span><text:span text:style-name="T2"> object</text:span></text:p>
        </text:list-item>
        <text:list-item>
          <text:p text:style-name="P8"><text:span text:style-name="T2">Move constructor (if one was defined for </text:span><text:span text:style-name="Teletype"><text:span text:style-name="T7">MyKlass</text:span></text:span><text:span text:style-name="T2">, otherwise a copy constructor) for the object actually allocated inside the vector</text:span></text:p>
        </text:list-item>
        <text:list-item>
          <text:p text:style-name="P9">Destructor for the temporary</text:p>
        </text:list-item>
      </text:list>
      <text:p text:style-name="P5"><text:soft-page-break/><text:span text:style-name="T2">This is quite a lot of work. Much of it isn't required though, since the object passed to </text:span><text:span text:style-name="Teletype"><text:span text:style-name="T7">push_back</text:span></text:span><text:span text:style-name="T2"> is obviously an rvalue that ceases to exist after the statement is completed; there's no reason to create and destroy a temporary - why not just construct the object inside the vector directly?</text:span></text:p>
      <text:p text:style-name="P5"><text:span text:style-name="T2">This is exactly what </text:span><text:span text:style-name="Teletype"><text:span text:style-name="T7">emplace_back</text:span></text:span><text:span text:style-name="T2"> does. For the </text:span><text:span text:style-name="Teletype"><text:span text:style-name="T7">v.emplace_back(2, 3.14f)</text:span></text:span><text:span text:style-name="T2"> call above, all you see is a single constructor invocation. This is the object constructed </text:span><text:span text:style-name="Emphasis"><text:span text:style-name="T2">inside</text:span></text:span><text:span text:style-name="T2"> the vector. No temporaries are needed.</text:span></text:p>
      <text:p text:style-name="P5"><text:span text:style-name="Teletype"><text:span text:style-name="T7">emplace_back</text:span></text:span><text:span text:style-name="T2"> accomplishes this by invoking the constructor of </text:span><text:span text:style-name="Teletype"><text:span text:style-name="T7">MyKlass</text:span></text:span><text:span text:style-name="T2"> on its own and forwarding its arguments to the constructor. This feat is made possible by two new features in C++11: </text:span><text:a xlink:type="simple" xlink:href="http://eli.thegreenplace.net/2014/variadic-templates-in-c/" text:style-name="Internet_20_link" text:visited-style-name="Visited_20_Internet_20_Link"><text:span text:style-name="T4">variadic templates</text:span></text:a><text:span text:style-name="T2"> and perfect forwarding. In this article I want to explain how perfect forwarding works and how to use it.</text:span></text:p>
      <text:section text:style-name="Sect1" text:name="the-perfect-forwarding-problem">
        <text:h text:style-name="P17" text:outline-level="2">The perfect forwarding problem</text:h>
        <text:p text:style-name="P5"><text:span text:style-name="T2">Let </text:span><text:span text:style-name="Teletype"><text:span text:style-name="T7">func(E1, E2, ..., En)</text:span></text:span><text:span text:style-name="T2"> be an arbitrary function call with generic parameters </text:span><text:span text:style-name="Teletype"><text:span text:style-name="T7">E1, E2, ..., En</text:span></text:span><text:span text:style-name="T2">. We'd like to write a function </text:span><text:span text:style-name="Teletype"><text:span text:style-name="T7">wrapper</text:span></text:span><text:span text:style-name="T2"> such that </text:span><text:span text:style-name="Teletype"><text:span text:style-name="T7">wrapper(E1, E2, ..., En)</text:span></text:span><text:span text:style-name="T2"> is equivalent to </text:span><text:span text:style-name="Teletype"><text:span text:style-name="T7">func(E1, E2, ..., En)</text:span></text:span><text:span text:style-name="T2">. In other words, we'd like to define a function with generic parameters that forwards its parameters </text:span><text:span text:style-name="Emphasis"><text:span text:style-name="T2">perfectly</text:span></text:span><text:span text:style-name="T2"> to some other function.</text:span></text:p>
        <text:p text:style-name="P5"><text:span text:style-name="T2">To have something concrete to relate this definition to, think of the </text:span><text:span text:style-name="Teletype"><text:span text:style-name="T7">emplace_back</text:span></text:span><text:span text:style-name="T2"> method discussed above. </text:span><text:span text:style-name="Teletype"><text:span text:style-name="T7">vector&lt;T&gt;::emplace_back</text:span></text:span><text:span text:style-name="T2"> forwards its parameters to a constructor of </text:span><text:span text:style-name="Teletype"><text:span text:style-name="T7">T</text:span></text:span><text:span text:style-name="T2">, without actually knowing how </text:span><text:span text:style-name="Teletype"><text:span text:style-name="T7">T</text:span></text:span><text:span text:style-name="T2"> looks like.</text:span></text:p>
        <text:p text:style-name="P6">Next, I'm going to show a few examples of how we might approach this in pre-11 C++. For simplicity's sake, I'll put variadic templates aside; let's assume all we need to forward is two arguments.</text:p>
        <text:p text:style-name="P6">The first approach that comes to mind is:</text:p>
        <text:p text:style-name="P11"><text:span text:style-name="T14">template</text:span> &lt;<text:span text:style-name="T14">typename</text:span> T1, <text:span text:style-name="T14">typename</text:span> T2&gt;</text:p>
        <text:p text:style-name="P13"><text:span text:style-name="T16">void</text:span> wrapper(T1 e1, T2 e2) {</text:p>
        <text:p text:style-name="P14"><text:s text:c="4"/><text:span text:style-name="T13">func(e1, e2);</text:span></text:p>
        <text:p text:style-name="P13">}</text:p>
        <text:p text:style-name="P5"><text:span text:style-name="T2">This will obviously not work if </text:span><text:span text:style-name="Teletype"><text:span text:style-name="T7">func</text:span></text:span><text:span text:style-name="T2"> accepts its parameters by reference, since </text:span><text:span text:style-name="Teletype"><text:span text:style-name="T7">wrapper</text:span></text:span><text:span text:style-name="T2"> introduces a by-value passing step. If </text:span><text:span text:style-name="Teletype"><text:span text:style-name="T7">func</text:span></text:span><text:span text:style-name="T2"> modifies its by-reference parameter, it won't be visible in the caller of </text:span><text:span text:style-name="Teletype"><text:span text:style-name="T7">wrapper</text:span></text:span><text:span text:style-name="T2"> (only the copy created by </text:span><text:span text:style-name="Teletype"><text:span text:style-name="T7">wrapper</text:span></text:span><text:span text:style-name="T2"> itself will be affected).</text:span></text:p>
        <text:p text:style-name="P5"><text:soft-page-break/><text:span text:style-name="T2">OK, then, we can make </text:span><text:span text:style-name="Teletype"><text:span text:style-name="T7">wrapper</text:span></text:span><text:span text:style-name="T2"> accept its parameters by reference. This should not interfere with </text:span><text:span text:style-name="Teletype"><text:span text:style-name="T7">func</text:span></text:span><text:span text:style-name="T2">'s taking parameters by value, because the call to </text:span><text:span text:style-name="Teletype"><text:span text:style-name="T7">func</text:span></text:span><text:span text:style-name="T2"> within </text:span><text:span text:style-name="Teletype"><text:span text:style-name="T7">wrapper</text:span></text:span><text:span text:style-name="T2"> will create the required copy.</text:span></text:p>
        <text:p text:style-name="P11"><text:span text:style-name="T14">template</text:span> &lt;<text:span text:style-name="T14">typename</text:span> T1, <text:span text:style-name="T14">typename</text:span> T2&gt;</text:p>
        <text:p text:style-name="P13"><text:span text:style-name="T16">void</text:span> wrapper(T1&amp; e1, T2&amp; e2) {</text:p>
        <text:p text:style-name="P14"><text:s text:c="4"/><text:span text:style-name="T13">func(e1, e2);</text:span></text:p>
        <text:p text:style-name="P13">}</text:p>
        <text:p text:style-name="P6">This has another problem, though. Rvalues cannot be bound to function parameters that are references, so the following completely reasonable calls will now fail:</text:p>
        <text:p text:style-name="P11">wrapper(42, 3.14f); <text:s text:c="17"/><text:span text:style-name="T18">// error: invalid initialization of</text:span></text:p>
        <text:p text:style-name="P14"><text:s text:c="37"/><text:span text:style-name="T19">// <text:s text:c="7"/>non-const reference from</text:span></text:p>
        <text:p text:style-name="P14"><text:s text:c="37"/><text:span text:style-name="T19">// <text:s text:c="7"/>an rvalue</text:span></text:p>
        <text:p text:style-name="P15"/>
        <text:p text:style-name="P13">wrapper(i, foo_returning_float()); <text:s text:c="2"/><text:span text:style-name="T18">// same error</text:span></text:p>
        <text:p text:style-name="P5"><text:span text:style-name="T2">And no, making those reference parameters </text:span><text:span text:style-name="Teletype"><text:span text:style-name="T7">const</text:span></text:span><text:span text:style-name="T2"> won't cut it either, because </text:span><text:span text:style-name="Teletype"><text:span text:style-name="T7">func</text:span></text:span><text:span text:style-name="T2"> may legitimately want to accept non-</text:span><text:span text:style-name="Teletype"><text:span text:style-name="T7">const</text:span></text:span><text:span text:style-name="T2"> reference parameters.</text:span></text:p>
        <text:p text:style-name="P5"><text:span text:style-name="T2">What remains is the brute-force approach taken by some libraries: define overloads for both </text:span><text:span text:style-name="Teletype"><text:span text:style-name="T7">const</text:span></text:span><text:span text:style-name="T2"> and non-</text:span><text:span text:style-name="Teletype"><text:span text:style-name="T7">const</text:span></text:span><text:span text:style-name="T2">references:</text:span></text:p>
        <text:p text:style-name="P11"><text:span text:style-name="T14">template</text:span> &lt;<text:span text:style-name="T14">typename</text:span> T1, <text:span text:style-name="T14">typename</text:span> T2&gt;</text:p>
        <text:p text:style-name="P13"><text:span text:style-name="T16">void</text:span> wrapper(T1&amp; e1, T2&amp; e2) <text:s text:c="15"/>{ func(e1, e2); }</text:p>
        <text:p text:style-name="P15"/>
        <text:p text:style-name="P13"><text:span text:style-name="T14">template</text:span> &lt;<text:span text:style-name="T14">typename</text:span> T1, <text:span text:style-name="T14">typename</text:span> T2&gt;</text:p>
        <text:p text:style-name="P13"><text:span text:style-name="T16">void</text:span> wrapper(<text:span text:style-name="T14">const</text:span> T1&amp; e1, T2&amp; e2) <text:s text:c="9"/>{ func(e1, e2); }</text:p>
        <text:p text:style-name="P15"/>
        <text:p text:style-name="P13"><text:span text:style-name="T14">template</text:span> &lt;<text:span text:style-name="T14">typename</text:span> T1, <text:span text:style-name="T14">typename</text:span> T2&gt;</text:p>
        <text:p text:style-name="P13"><text:span text:style-name="T16">void</text:span> wrapper(T1&amp; e1, <text:span text:style-name="T14">const</text:span> T2&amp; e2) <text:s text:c="9"/>{ func(e1, e2); }</text:p>
        <text:p text:style-name="P15"/>
        <text:p text:style-name="P13"><text:span text:style-name="T14">template</text:span> &lt;<text:span text:style-name="T14">typename</text:span> T1, <text:span text:style-name="T14">typename</text:span> T2&gt;</text:p>
        <text:p text:style-name="P13"><text:soft-page-break/><text:span text:style-name="T16">void</text:span> wrapper(<text:span text:style-name="T14">const</text:span> T1&amp; e1, <text:span text:style-name="T14">const</text:span> T2&amp; e2) <text:s text:c="3"/>{ func(e1, e2); }</text:p>
        <text:p text:style-name="P6">Exponential explosion. You can imagine how much fun this becomes when we want to cover some reasonable amount of function parameters. To make things worse, C++11 adds rvalue references to the mix (which we'd also want to forward correctly), and this clearly isn't a scalable solution.</text:p>
      </text:section>
      <text:section text:style-name="Sect1" text:name="reference-collapsing-and-special-type-deduction-for-rvalues">
        <text:h text:style-name="P17" text:outline-level="2">Reference collapsing and special type deduction for rvalues</text:h>
        <text:p text:style-name="P6">To explain how C++11 solves the perfect forwarding problem, we have to first understand two new rules that were added to the language.</text:p>
        <text:p text:style-name="P6">Reference collapsing is the easier one to explain, so let's start with it. Taking a reference to a reference is illegal in C++. However, it can sometimes arise in the context of templates and type deduction:</text:p>
        <text:p text:style-name="P11"><text:span text:style-name="T14">template</text:span> &lt;<text:span text:style-name="T14">typename</text:span> T&gt;</text:p>
        <text:p text:style-name="P13"><text:span text:style-name="T16">void</text:span> baz(T t) {</text:p>
        <text:p text:style-name="P14"><text:s text:c="2"/><text:span text:style-name="T13">T&amp; k = t;</text:span></text:p>
        <text:p text:style-name="P13">}</text:p>
        <text:p text:style-name="P6">What happens if we call this function as follows:</text:p>
        <text:p text:style-name="P11"><text:span text:style-name="T16">int</text:span> ii = 4;</text:p>
        <text:p text:style-name="P13">baz&lt;<text:span text:style-name="T16">int</text:span>&amp;&gt;(ii);</text:p>
        <text:p text:style-name="P5"><text:span text:style-name="T2">In the template instantiation, </text:span><text:span text:style-name="Teletype"><text:span text:style-name="T7">T</text:span></text:span><text:span text:style-name="T2"> is explicitly set to </text:span><text:span text:style-name="Teletype"><text:span text:style-name="T7">int&amp;</text:span></text:span><text:span text:style-name="T2">. So what is the type of </text:span><text:span text:style-name="Teletype"><text:span text:style-name="T7">k</text:span></text:span><text:span text:style-name="T2"> inside? What the compiler "sees" is </text:span><text:span text:style-name="Teletype"><text:span text:style-name="T7">int&amp; &amp;</text:span></text:span><text:span text:style-name="T2"> - while this isn't something the user is allowed to write in code, the compiler simply infers a single reference from this. In fact, prior to C++11 this wasn't standardized, but many compilers accepted such code anyway because these cases occasionally arise in template metaprogramming. With the addition of </text:span><text:a xlink:type="simple" xlink:href="http://eli.thegreenplace.net/2011/12/15/understanding-lvalues-and-rvalues-in-c-and-c" text:style-name="Internet_20_link" text:visited-style-name="Visited_20_Internet_20_Link"><text:span text:style-name="T4">rvalue references</text:span></text:a><text:span text:style-name="T2"> in C++11, it became important to define what happens when various reference types augment (e.g. what does </text:span><text:span text:style-name="Teletype"><text:span text:style-name="T7">int&amp;&amp; &amp;</text:span></text:span><text:span text:style-name="T2"> mean?).</text:span></text:p>
        <text:p text:style-name="P5"><text:span text:style-name="T2">The result is the </text:span><text:span text:style-name="Emphasis"><text:span text:style-name="T2">reference collapsing</text:span></text:span><text:span text:style-name="T2"> rule. The rule is very simple. </text:span><text:span text:style-name="Teletype"><text:span text:style-name="T7">&amp;</text:span></text:span><text:span text:style-name="T2"> always wins. So </text:span><text:span text:style-name="Teletype"><text:span text:style-name="T7">&amp; &amp;</text:span></text:span><text:span text:style-name="T2"> is </text:span><text:span text:style-name="Teletype"><text:span text:style-name="T7">&amp;</text:span></text:span><text:span text:style-name="T2">, and so are </text:span><text:span text:style-name="Teletype"><text:span text:style-name="T7">&amp;&amp; &amp;</text:span></text:span><text:span text:style-name="T2"> and </text:span><text:span text:style-name="Teletype"><text:span text:style-name="T7">&amp; &amp;&amp;</text:span></text:span><text:span text:style-name="T2">. The only case where </text:span><text:span text:style-name="Teletype"><text:span text:style-name="T7">&amp;&amp;</text:span></text:span><text:span text:style-name="T2"> emerges from </text:span><text:soft-page-break/><text:span text:style-name="T2">collapsing is </text:span><text:span text:style-name="Teletype"><text:span text:style-name="T7">&amp;&amp; &amp;&amp;</text:span></text:span><text:span text:style-name="T2">. You can think of it as a logical-OR, with </text:span><text:span text:style-name="Teletype"><text:span text:style-name="T7">&amp;</text:span></text:span><text:span text:style-name="T2"> being 1 and </text:span><text:span text:style-name="Teletype"><text:span text:style-name="T7">&amp;&amp;</text:span></text:span><text:span text:style-name="T2"> being 0.</text:span></text:p>
        <text:p text:style-name="P5"><text:span text:style-name="T2">The other addition to C++11 relevant to this article is special type deduction rules for rvalue references in some cases </text:span><text:bookmark text:name="id1"/><text:a xlink:type="simple" xlink:href="https://eli.thegreenplace.net/2014/perfect-forwarding-and-universal-references-in-c#id5" text:style-name="Internet_20_link" text:visited-style-name="Visited_20_Internet_20_Link"><text:span text:style-name="T4">[1]</text:span></text:a><text:span text:style-name="T2">. Given a function template like:</text:span></text:p>
        <text:p text:style-name="P11"><text:span text:style-name="T14">template</text:span> &lt;<text:span text:style-name="T14">class</text:span> <text:span text:style-name="T16">T</text:span>&gt;</text:p>
        <text:p text:style-name="P13"><text:span text:style-name="T16">void</text:span> func(T&amp;&amp; t) {</text:p>
        <text:p text:style-name="P13">}</text:p>
        <text:p text:style-name="P5"><text:span text:style-name="T2">Don't let </text:span><text:span text:style-name="Teletype"><text:span text:style-name="T7">T&amp;&amp;</text:span></text:span><text:span text:style-name="T2"> fool you here - </text:span><text:span text:style-name="Teletype"><text:span text:style-name="T7">t</text:span></text:span><text:span text:style-name="T2"> is not an rvalue reference </text:span><text:bookmark text:name="id2"/><text:a xlink:type="simple" xlink:href="https://eli.thegreenplace.net/2014/perfect-forwarding-and-universal-references-in-c#id6" text:style-name="Internet_20_link" text:visited-style-name="Visited_20_Internet_20_Link"><text:span text:style-name="T4">[2]</text:span></text:a><text:span text:style-name="T2">. When it appears in a type-deducing context, </text:span><text:span text:style-name="Teletype"><text:span text:style-name="T7">T&amp;&amp;</text:span></text:span><text:span text:style-name="T2"> acquires a special meaning. When </text:span><text:span text:style-name="Teletype"><text:span text:style-name="T7">func</text:span></text:span><text:span text:style-name="T2"> is instantiated, </text:span><text:span text:style-name="Teletype"><text:span text:style-name="T7">T</text:span></text:span><text:span text:style-name="T2"> depends on whether the argument passed to </text:span><text:span text:style-name="Teletype"><text:span text:style-name="T7">func</text:span></text:span><text:span text:style-name="T2"> is an lvalue or an rvalue. If it's an lvalue of type </text:span><text:span text:style-name="Teletype"><text:span text:style-name="T7">U</text:span></text:span><text:span text:style-name="T2">, </text:span><text:span text:style-name="Teletype"><text:span text:style-name="T7">T</text:span></text:span><text:span text:style-name="T2"> is deduced to </text:span><text:span text:style-name="Teletype"><text:span text:style-name="T7">U&amp;</text:span></text:span><text:span text:style-name="T2">. If it's an rvalue, </text:span><text:span text:style-name="Teletype"><text:span text:style-name="T7">T</text:span></text:span><text:span text:style-name="T2"> is deduced to </text:span><text:span text:style-name="Teletype"><text:span text:style-name="T7">U</text:span></text:span><text:span text:style-name="T2">:</text:span></text:p>
        <text:p text:style-name="P11">func(4); <text:s text:c="11"/><text:span text:style-name="T18">// 4 is an rvalue: T deduced to int</text:span></text:p>
        <text:p text:style-name="P15"/>
        <text:p text:style-name="P13"><text:span text:style-name="T16">double</text:span> d = 3.14;</text:p>
        <text:p text:style-name="P13">func(d); <text:s text:c="11"/><text:span text:style-name="T18">// d is an lvalue; T deduced to double&amp;</text:span></text:p>
        <text:p text:style-name="P15"/>
        <text:p text:style-name="P13"><text:span text:style-name="T16">float</text:span> f() {...}</text:p>
        <text:p text:style-name="P13">func(f()); <text:s text:c="9"/><text:span text:style-name="T18">// f() is an rvalue; T deduced to float</text:span></text:p>
        <text:p text:style-name="P15"/>
        <text:p text:style-name="P13"><text:span text:style-name="T16">int</text:span> bar(<text:span text:style-name="T16">int</text:span> i) {</text:p>
        <text:p text:style-name="P14"><text:s text:c="2"/><text:span text:style-name="T13">func(i); <text:s text:c="9"/></text:span><text:span text:style-name="T19">// i is an lvalue; T deduced to int&amp;</text:span></text:p>
        <text:p text:style-name="P13">}</text:p>
        <text:p text:style-name="P6">This rule may seem unusual and strange. That's because it is. However, it starts making sense when we realize it was designed to solve the perfect forwarding problem.</text:p>
      </text:section>
      <text:section text:style-name="Sect1" text:name="solving-perfect-forwarding-with-std-forward">
        <text:h text:style-name="P17" text:outline-level="2"><text:soft-page-break/>Solving perfect forwarding with std::forward</text:h>
        <text:p text:style-name="P5"><text:span text:style-name="T2">Let's get back to our original </text:span><text:span text:style-name="Teletype"><text:span text:style-name="T7">wrapper</text:span></text:span><text:span text:style-name="T2"> template. Here's how it should be written in C++11:</text:span></text:p>
        <text:p text:style-name="P11"><text:span text:style-name="T14">template</text:span> &lt;<text:span text:style-name="T14">typename</text:span> T1, <text:span text:style-name="T14">typename</text:span> T2&gt;</text:p>
        <text:p text:style-name="P13"><text:span text:style-name="T16">void</text:span> wrapper(T1&amp;&amp; e1, T2&amp;&amp; e2) {</text:p>
        <text:p text:style-name="P14"><text:s text:c="4"/><text:span text:style-name="T13">func(forward&lt;T1&gt;(e1), forward&lt;T2&gt;(e2));</text:span></text:p>
        <text:p text:style-name="P13">}</text:p>
        <text:p text:style-name="P5"><text:span text:style-name="T2">And this is </text:span><text:span text:style-name="Teletype"><text:span text:style-name="T7">forward</text:span></text:span><text:span text:style-name="T2">:</text:span></text:p>
        <text:p text:style-name="P11"><text:span text:style-name="T14">template</text:span>&lt;<text:span text:style-name="T14">class</text:span> <text:span text:style-name="T16">T</text:span>&gt;</text:p>
        <text:p text:style-name="P13">T&amp;&amp; forward(<text:span text:style-name="T14">typename</text:span> std::remove_reference&lt;T&gt;::type&amp; t) <text:span text:style-name="T14">noexcept</text:span> {</text:p>
        <text:p text:style-name="P14"><text:s text:c="2"/><text:span text:style-name="T15">return</text:span><text:span text:style-name="T13"> </text:span><text:span text:style-name="T15">static_cast</text:span><text:span text:style-name="T13">&lt;T&amp;&amp;&gt;(t);</text:span></text:p>
        <text:p text:style-name="P13">}</text:p>
        <text:p text:style-name="P15"/>
        <text:p text:style-name="P13"><text:span text:style-name="T14">template</text:span> &lt;<text:span text:style-name="T14">class</text:span> <text:span text:style-name="T16">T</text:span>&gt;</text:p>
        <text:p text:style-name="P13">T&amp;&amp; forward(<text:span text:style-name="T14">typename</text:span> std::remove_reference&lt;T&gt;::type&amp;&amp; t) <text:span text:style-name="T14">noexcept</text:span> {</text:p>
        <text:p text:style-name="P14"><text:s text:c="2"/><text:span text:style-name="T15">return</text:span><text:span text:style-name="T13"> </text:span><text:span text:style-name="T15">static_cast</text:span><text:span text:style-name="T13">&lt;T&amp;&amp;&gt;(t);</text:span></text:p>
        <text:p text:style-name="P13">}</text:p>
        <text:p text:style-name="P6">Let's say we call:</text:p>
        <text:p text:style-name="P11"><text:span text:style-name="T16">int</text:span> ii ...;</text:p>
        <text:p text:style-name="P13"><text:span text:style-name="T16">float</text:span> ff ...;</text:p>
        <text:p text:style-name="P13">wrapper(ii, ff);</text:p>
        <text:p text:style-name="P5"><text:span text:style-name="T2">Examining the first argument (since the second is handled similarly): </text:span><text:span text:style-name="Teletype"><text:span text:style-name="T7">ii</text:span></text:span><text:span text:style-name="T2"> is an lvalue, so </text:span><text:span text:style-name="Teletype"><text:span text:style-name="T7">T1</text:span></text:span><text:span text:style-name="T2"> is deduced to </text:span><text:span text:style-name="Teletype"><text:span text:style-name="T7">int&amp;</text:span></text:span><text:span text:style-name="T2">following the special deduction rules. We get the call </text:span><text:span text:style-name="Teletype"><text:span text:style-name="T7">func(forward&lt;int&amp;&gt;(e1), ...)</text:span></text:span><text:span text:style-name="T2">. Therefore, </text:span><text:span text:style-name="Teletype"><text:span text:style-name="T7">forward</text:span></text:span><text:span text:style-name="T2"> is instantiated with </text:span><text:span text:style-name="Teletype"><text:span text:style-name="T7">int&amp;</text:span></text:span><text:span text:style-name="T2"> and we get this version of it:</text:span></text:p>
        <text:p text:style-name="P11"><text:span text:style-name="T16">int</text:span>&amp; &amp;&amp; forward(<text:span text:style-name="T16">int</text:span>&amp; t) <text:span text:style-name="T14">noexcept</text:span> {</text:p>
        <text:p text:style-name="P14"><text:soft-page-break/><text:s text:c="4"/><text:span text:style-name="T15">return</text:span><text:span text:style-name="T13"> </text:span><text:span text:style-name="T15">static_cast</text:span><text:span text:style-name="T13">&lt;</text:span><text:span text:style-name="T17">int</text:span><text:span text:style-name="T13">&amp; &amp;&amp;&gt;(t);</text:span></text:p>
        <text:p text:style-name="P13">}</text:p>
        <text:p text:style-name="P6">Now it's time to apply the reference collapsing rule:</text:p>
        <text:p text:style-name="P11"><text:span text:style-name="T16">int</text:span>&amp; forward(<text:span text:style-name="T16">int</text:span>&amp; t) <text:span text:style-name="T14">noexcept</text:span> {</text:p>
        <text:p text:style-name="P14"><text:s text:c="4"/><text:span text:style-name="T15">return</text:span><text:span text:style-name="T13"> </text:span><text:span text:style-name="T15">static_cast</text:span><text:span text:style-name="T13">&lt;</text:span><text:span text:style-name="T17">int</text:span><text:span text:style-name="T13">&amp;&gt;(t);</text:span></text:p>
        <text:p text:style-name="P13">}</text:p>
        <text:p text:style-name="P5"><text:span text:style-name="T2">In other words, the argument is passed on by reference to </text:span><text:span text:style-name="Teletype"><text:span text:style-name="T7">func</text:span></text:span><text:span text:style-name="T2">, as needed for lvalues.</text:span></text:p>
        <text:p text:style-name="P6">The other case to handle is:</text:p>
        <text:p text:style-name="P11">wrapper(42, 3.14f);</text:p>
        <text:p text:style-name="P5"><text:span text:style-name="T2">Here the arguments are rvalues, so </text:span><text:span text:style-name="Teletype"><text:span text:style-name="T7">T1</text:span></text:span><text:span text:style-name="T2"> is deduced to </text:span><text:span text:style-name="Teletype"><text:span text:style-name="T7">int</text:span></text:span><text:span text:style-name="T2">. We get the call </text:span><text:span text:style-name="Teletype"><text:span text:style-name="T7">func(forward&lt;int&gt;(e1), ...)</text:span></text:span><text:span text:style-name="T2">. Therefore, </text:span><text:span text:style-name="Teletype"><text:span text:style-name="T7">forward</text:span></text:span><text:span text:style-name="T2"> is instantiated with </text:span><text:span text:style-name="Teletype"><text:span text:style-name="T7">int</text:span></text:span><text:span text:style-name="T2"> and we get this version of it </text:span><text:bookmark text:name="id3"/><text:a xlink:type="simple" xlink:href="https://eli.thegreenplace.net/2014/perfect-forwarding-and-universal-references-in-c#id7" text:style-name="Internet_20_link" text:visited-style-name="Visited_20_Internet_20_Link"><text:span text:style-name="T4">[3]</text:span></text:a><text:span text:style-name="T2">:</text:span></text:p>
        <text:p text:style-name="P11"><text:span text:style-name="T16">int</text:span>&amp;&amp; forward(<text:span text:style-name="T16">int</text:span>&amp;&amp; t) <text:span text:style-name="T14">noexcept</text:span> {</text:p>
        <text:p text:style-name="P14"><text:s text:c="4"/><text:span text:style-name="T15">return</text:span><text:span text:style-name="T13"> </text:span><text:span text:style-name="T15">static_cast</text:span><text:span text:style-name="T13">&lt;</text:span><text:span text:style-name="T17">int</text:span><text:span text:style-name="T13">&amp;&amp;&gt;(t);</text:span></text:p>
        <text:p text:style-name="P13">}</text:p>
        <text:p text:style-name="P5"><text:span text:style-name="T2">One can see </text:span><text:span text:style-name="Teletype"><text:span text:style-name="T7">forward</text:span></text:span><text:span text:style-name="T2"> as a pretty wrapper around </text:span><text:span text:style-name="Teletype"><text:span text:style-name="T7">static_cast&lt;T&amp;&amp;&gt;(t)</text:span></text:span><text:span text:style-name="T2"> when </text:span><text:span text:style-name="Teletype"><text:span text:style-name="T7">T</text:span></text:span><text:span text:style-name="T2"> can be deduced to either </text:span><text:span text:style-name="Teletype"><text:span text:style-name="T7">U&amp;</text:span></text:span><text:span text:style-name="T2"> or </text:span><text:span text:style-name="Teletype"><text:span text:style-name="T7">U&amp;&amp;</text:span></text:span><text:span text:style-name="T2">, depending on the kind of argument to the wrapper (lvalue or rvalue). Now we get </text:span><text:span text:style-name="Teletype"><text:span text:style-name="T7">wrapper</text:span></text:span><text:span text:style-name="T2"> as a single template that handles all kinds of forwarding cleanly.</text:span></text:p>
        <text:p text:style-name="P5"><text:span text:style-name="T2">The </text:span><text:span text:style-name="Teletype"><text:span text:style-name="T7">forward</text:span></text:span><text:span text:style-name="T2"> template exists in C++11, in the </text:span><text:span text:style-name="Teletype"><text:span text:style-name="T7">&lt;utility&gt;</text:span></text:span><text:span text:style-name="T2"> header, as </text:span><text:span text:style-name="Teletype"><text:span text:style-name="T7">std::forward</text:span></text:span><text:span text:style-name="T2">.</text:span></text:p>
        <text:p text:style-name="P5"><text:span text:style-name="T2">Another thing I want to mention is the use of </text:span><text:span text:style-name="Teletype"><text:span text:style-name="T7">std::remove_reference&lt;T&gt;</text:span></text:span><text:span text:style-name="T2">. In fact, it you think about it, </text:span><text:span text:style-name="Teletype"><text:span text:style-name="T7">forward</text:span></text:span><text:span text:style-name="T2"> could do without it. Reference collapsing does the job already, so </text:span><text:span text:style-name="Teletype"><text:span text:style-name="T7">std::remove_reference&lt;T&gt;</text:span></text:span><text:span text:style-name="T2"> is superfluous. It's there to turn the </text:span><text:span text:style-name="Teletype"><text:span text:style-name="T7">T&amp; t</text:span></text:span><text:span text:style-name="T2"> into a non-deducing context (according to the C++ standard, section 14.8.2.5), thus forcing us to explicitly specify the template parameter when calling </text:span><text:span text:style-name="Teletype"><text:span text:style-name="T7">std::forward</text:span></text:span><text:span text:style-name="T2">.</text:span></text:p>
      </text:section>
      <text:section text:style-name="Sect1" text:name="universal-references">
        <text:h text:style-name="P17" text:outline-level="2"><text:soft-page-break/>Universal references</text:h>
        <text:p text:style-name="P6">In his talks, blog posts and book, Scott Myers gave the name "universal references" to rvalues that appear in a type-deducing context. Whether this is a useful mnemonic or not depends on the beholder; personally, when I first read the relevant chapters of the new "Effective C++", I found myself seriously confused on this topic. Only later, when I understood the underlying mechanisms (reference collapsing and special deduction rules), the topic became somewhat clearer.</text:p>
        <text:p text:style-name="P5"><text:span text:style-name="T2">The trap is that saying "universal references" </text:span><text:bookmark text:name="id4"/><text:a xlink:type="simple" xlink:href="https://eli.thegreenplace.net/2014/perfect-forwarding-and-universal-references-in-c#id8" text:style-name="Internet_20_link" text:visited-style-name="Visited_20_Internet_20_Link"><text:span text:style-name="T4">[4]</text:span></text:a><text:span text:style-name="T2"> is surely more succinct and nice than "rvalue references in a type deducing context", but once you want to really understand some piece of code (rather than just cargo-culting boilerplate), you'll find that avoiding the full definition is impossible.</text:span></text:p>
      </text:section>
      <text:section text:style-name="Sect1" text:name="examples-of-using-perfect-forwarding">
        <text:h text:style-name="P17" text:outline-level="2">Examples of using perfect forwarding</text:h>
        <text:p text:style-name="P5"><text:span text:style-name="T2">Perfect forwarding is extremely useful, because it enables a kind of higher order programming. </text:span><text:span text:style-name="Emphasis"><text:span text:style-name="T2">Higher order functions</text:span></text:span><text:span text:style-name="T2">are functions that may take other functions as arguments or return them. Without perfect forwarding, higher order functions are cumbersome because there is no convenient way to forward arguments to wrapped functions. And by "functions" here I mean classes as well, whose constructors are still functions.</text:span></text:p>
        <text:p text:style-name="P5"><text:span text:style-name="T2">In the beginning of the article I mentioned the </text:span><text:span text:style-name="Teletype"><text:span text:style-name="T7">emplace_back</text:span></text:span><text:span text:style-name="T2"> method of containers. Another good examples is </text:span><text:span text:style-name="Teletype"><text:span text:style-name="T7">make_unique</text:span></text:span><text:span text:style-name="T2">, which I described in the </text:span><text:a xlink:type="simple" xlink:href="http://eli.thegreenplace.net/2014/variadic-templates-in-c/" text:style-name="Internet_20_link" text:visited-style-name="Visited_20_Internet_20_Link"><text:span text:style-name="T4">previous article</text:span></text:a><text:span text:style-name="T2">:</text:span></text:p>
        <text:p text:style-name="P11"><text:span text:style-name="T14">template</text:span>&lt;<text:span text:style-name="T14">typename</text:span> T, <text:span text:style-name="T14">typename</text:span>... Args&gt;</text:p>
        <text:p text:style-name="P13">unique_ptr&lt;T&gt; make_unique(Args&amp;&amp;... args)</text:p>
        <text:p text:style-name="P13">{</text:p>
        <text:p text:style-name="P14"><text:s text:c="4"/><text:span text:style-name="T15">return</text:span><text:span text:style-name="T13"> unique_ptr&lt;T&gt;(</text:span><text:span text:style-name="T15">new</text:span><text:span text:style-name="T13"> T(std::forward&lt;Args&gt;(args)...));</text:span></text:p>
        <text:p text:style-name="P13">}</text:p>
        <text:p text:style-name="P5"><text:span text:style-name="T2">There, I pleaded to ignore the strange </text:span><text:span text:style-name="Teletype"><text:span text:style-name="T7">&amp;&amp;</text:span></text:span><text:span text:style-name="T2"> syntax and focus on the variadic template packs, but now there's no trouble fully understanding the code. It goes without saying that perfect forwarding and variadic templates very often go hand in hand, because we generally don't know how many arguments the functions or constructors we pass around accept.</text:span></text:p>
        <text:p text:style-name="P5"><text:span text:style-name="T2">For a significantly more complex use of perfect forwarding, you may also want to take a look at </text:span><text:span text:style-name="Teletype"><text:span text:style-name="T7">std::bind</text:span></text:span><text:span text:style-name="T2">.</text:span></text:p>
      </text:section>
      <text:section text:style-name="Sect1" text:name="links-to-resources">
        <text:p text:style-name="P4"><text:soft-page-break/><text:line-break/></text:p>
      </text:section>
      <text:h text:style-name="P16" text:outline-level="2"><text:bookmark text:name="perfect-forwarding"/>Perfect Forwarding</text:h>
      <text:p text:style-name="P2"><text:span text:style-name="T8">Perfect forwarding reduces the need for overloaded functions and helps avoid the forwarding problem. The </text:span><text:span text:style-name="Emphasis"><text:span text:style-name="T8">forwarding problem</text:span></text:span><text:span text:style-name="T8"> can occur when you write a generic function that takes references as its parameters and it passes (or </text:span><text:span text:style-name="Emphasis"><text:span text:style-name="T8">forwards</text:span></text:span><text:span text:style-name="T8">) these parameters to another function. For example, if the generic function takes a parameter of type </text:span><text:span text:style-name="Source_20_Text"><text:span text:style-name="T11">const T&amp;</text:span></text:span><text:span text:style-name="T8">, then the called function cannot modify the value of that parameter. If the generic function takes a parameter of type </text:span><text:span text:style-name="Source_20_Text"><text:span text:style-name="T11">T&amp;</text:span></text:span><text:span text:style-name="T8">, then the function cannot be called by using an rvalue (such as a temporary object or integer literal).</text:span></text:p>
      <text:p text:style-name="P2"><text:span text:style-name="T8">Ordinarily, to solve this problem, you must provide overloaded versions of the generic function that take both </text:span><text:span text:style-name="Source_20_Text"><text:span text:style-name="T11">T&amp;</text:span></text:span><text:span text:style-name="T8"> and </text:span><text:span text:style-name="Source_20_Text"><text:span text:style-name="T11">const T&amp;</text:span></text:span><text:span text:style-name="T8">for each of its parameters. As a result, the number of overloaded functions increases exponentially with the number of parameters. Rvalue references enable you to write one version of a function that accepts arbitrary arguments and forwards them to another function as if the other function had been called directly.</text:span></text:p>
      <text:p text:style-name="P2"><text:span text:style-name="T8">Consider the following example that declares four types, </text:span><text:span text:style-name="Source_20_Text"><text:span text:style-name="T11">W</text:span></text:span><text:span text:style-name="T8">, </text:span><text:span text:style-name="Source_20_Text"><text:span text:style-name="T11">X</text:span></text:span><text:span text:style-name="T8">, </text:span><text:span text:style-name="Source_20_Text"><text:span text:style-name="T11">Y</text:span></text:span><text:span text:style-name="T8">, and </text:span><text:span text:style-name="Source_20_Text"><text:span text:style-name="T11">Z</text:span></text:span><text:span text:style-name="T8">. The constructor for each type takes a different combination of </text:span><text:span text:style-name="Strong_20_Emphasis"><text:span text:style-name="T9">const</text:span></text:span><text:span text:style-name="T8"> and non-</text:span><text:span text:style-name="Strong_20_Emphasis"><text:span text:style-name="T9">const</text:span></text:span><text:span text:style-name="T8"> lvalue references as its parameters.</text:span></text:p>
      <text:section text:style-name="Sect1" text:name="code-try-2">
        <text:p text:style-name="P1"><text:span text:style-name="T12">C++</text:span>Copy</text:p>
      </text:section>
      <text:p text:style-name="P10"><text:span text:style-name="Source_20_Text"><text:span text:style-name="T20">struct</text:span></text:span><text:span text:style-name="Source_20_Text"><text:span text:style-name="T22"> </text:span></text:span><text:span text:style-name="Source_20_Text"><text:span text:style-name="T21">W</text:span></text:span></text:p>
      <text:p text:style-name="P10"><text:span text:style-name="Source_20_Text"><text:span text:style-name="T22">{</text:span></text:span></text:p>
      <text:p text:style-name="P10"><text:span text:style-name="Source_20_Text"><text:span text:style-name="T12"><text:s text:c="3"/></text:span></text:span><text:span text:style-name="Source_20_Text"><text:span text:style-name="T22">W(</text:span></text:span><text:span text:style-name="Source_20_Text"><text:span text:style-name="T20">int</text:span></text:span><text:span text:style-name="Source_20_Text"><text:span text:style-name="T22">&amp;, </text:span></text:span><text:span text:style-name="Source_20_Text"><text:span text:style-name="T20">int</text:span></text:span><text:span text:style-name="Source_20_Text"><text:span text:style-name="T22">&amp;) {}</text:span></text:span></text:p>
      <text:p text:style-name="P10"><text:span text:style-name="Source_20_Text"><text:span text:style-name="T22">};</text:span></text:span></text:p>
      <text:p text:style-name="P10"/>
      <text:p text:style-name="P10"><text:span text:style-name="Source_20_Text"><text:span text:style-name="T20">struct</text:span></text:span><text:span text:style-name="Source_20_Text"><text:span text:style-name="T22"> </text:span></text:span><text:span text:style-name="Source_20_Text"><text:span text:style-name="T21">X</text:span></text:span></text:p>
      <text:p text:style-name="P10"><text:span text:style-name="Source_20_Text"><text:span text:style-name="T22">{</text:span></text:span></text:p>
      <text:p text:style-name="P10"><text:span text:style-name="Source_20_Text"><text:span text:style-name="T12"><text:s text:c="3"/></text:span></text:span><text:span text:style-name="Source_20_Text"><text:span text:style-name="T22">X(</text:span></text:span><text:span text:style-name="Source_20_Text"><text:span text:style-name="T20">const</text:span></text:span><text:span text:style-name="Source_20_Text"><text:span text:style-name="T22"> </text:span></text:span><text:span text:style-name="Source_20_Text"><text:span text:style-name="T20">int</text:span></text:span><text:span text:style-name="Source_20_Text"><text:span text:style-name="T22">&amp;, </text:span></text:span><text:span text:style-name="Source_20_Text"><text:span text:style-name="T20">int</text:span></text:span><text:span text:style-name="Source_20_Text"><text:span text:style-name="T22">&amp;) {}</text:span></text:span></text:p>
      <text:p text:style-name="P10"><text:span text:style-name="Source_20_Text"><text:span text:style-name="T22">};</text:span></text:span></text:p>
      <text:p text:style-name="P10"/>
      <text:p text:style-name="P10"><text:span text:style-name="Source_20_Text"><text:span text:style-name="T20">struct</text:span></text:span><text:span text:style-name="Source_20_Text"><text:span text:style-name="T22"> </text:span></text:span><text:span text:style-name="Source_20_Text"><text:span text:style-name="T21">Y</text:span></text:span></text:p>
      <text:p text:style-name="P10"><text:span text:style-name="Source_20_Text"><text:span text:style-name="T22">{</text:span></text:span></text:p>
      <text:p text:style-name="P10"><text:span text:style-name="Source_20_Text"><text:span text:style-name="T12"><text:s text:c="3"/></text:span></text:span><text:span text:style-name="Source_20_Text"><text:span text:style-name="T22">Y(</text:span></text:span><text:span text:style-name="Source_20_Text"><text:span text:style-name="T20">int</text:span></text:span><text:span text:style-name="Source_20_Text"><text:span text:style-name="T22">&amp;, </text:span></text:span><text:span text:style-name="Source_20_Text"><text:span text:style-name="T20">const</text:span></text:span><text:span text:style-name="Source_20_Text"><text:span text:style-name="T22"> </text:span></text:span><text:span text:style-name="Source_20_Text"><text:span text:style-name="T20">int</text:span></text:span><text:span text:style-name="Source_20_Text"><text:span text:style-name="T22">&amp;) {}</text:span></text:span></text:p>
      <text:p text:style-name="P10"><text:span text:style-name="Source_20_Text"><text:span text:style-name="T22">};</text:span></text:span></text:p>
      <text:p text:style-name="P10"/>
      <text:p text:style-name="P10"><text:span text:style-name="Source_20_Text"><text:span text:style-name="T20">struct</text:span></text:span><text:span text:style-name="Source_20_Text"><text:span text:style-name="T22"> </text:span></text:span><text:span text:style-name="Source_20_Text"><text:span text:style-name="T21">Z</text:span></text:span></text:p>
      <text:p text:style-name="P10"><text:span text:style-name="Source_20_Text"><text:span text:style-name="T22">{</text:span></text:span></text:p>
      <text:p text:style-name="P10"><text:span text:style-name="Source_20_Text"><text:span text:style-name="T12"><text:s text:c="3"/></text:span></text:span><text:span text:style-name="Source_20_Text"><text:span text:style-name="T22">Z(</text:span></text:span><text:span text:style-name="Source_20_Text"><text:span text:style-name="T20">const</text:span></text:span><text:span text:style-name="Source_20_Text"><text:span text:style-name="T22"> </text:span></text:span><text:span text:style-name="Source_20_Text"><text:span text:style-name="T20">int</text:span></text:span><text:span text:style-name="Source_20_Text"><text:span text:style-name="T22">&amp;, </text:span></text:span><text:span text:style-name="Source_20_Text"><text:span text:style-name="T20">const</text:span></text:span><text:span text:style-name="Source_20_Text"><text:span text:style-name="T22"> </text:span></text:span><text:span text:style-name="Source_20_Text"><text:span text:style-name="T20">int</text:span></text:span><text:span text:style-name="Source_20_Text"><text:span text:style-name="T22">&amp;) {}</text:span></text:span></text:p>
      <text:p text:style-name="P12"><text:span text:style-name="Source_20_Text"><text:span text:style-name="T22">};</text:span></text:span></text:p>
      <text:p text:style-name="P3"><text:soft-page-break/>Suppose you want to write a generic function that generates objects. The following example shows one way to write this function:</text:p>
      <text:section text:style-name="Sect1" text:name="code-try-3">
        <text:p text:style-name="P1"><text:span text:style-name="T12">C++</text:span>Copy</text:p>
      </text:section>
      <text:p text:style-name="P10"><text:span text:style-name="Source_20_Text"><text:span text:style-name="T20">template</text:span></text:span><text:span text:style-name="Source_20_Text"><text:span text:style-name="T22"> &lt;</text:span></text:span><text:span text:style-name="Source_20_Text"><text:span text:style-name="T20">typename</text:span></text:span><text:span text:style-name="Source_20_Text"><text:span text:style-name="T22"> T, </text:span></text:span><text:span text:style-name="Source_20_Text"><text:span text:style-name="T20">typename</text:span></text:span><text:span text:style-name="Source_20_Text"><text:span text:style-name="T22"> A1, </text:span></text:span><text:span text:style-name="Source_20_Text"><text:span text:style-name="T20">typename</text:span></text:span><text:span text:style-name="Source_20_Text"><text:span text:style-name="T22"> A2&gt;</text:span></text:span></text:p>
      <text:p text:style-name="P10"><text:span text:style-name="Source_20_Text"><text:span text:style-name="T22">T* </text:span></text:span><text:span text:style-name="Source_20_Text"><text:span text:style-name="T21">factory</text:span></text:span><text:span text:style-name="Source_20_Text"><text:span text:style-name="T22">(A1&amp; a1, A2&amp; a2)</text:span></text:span></text:p>
      <text:p text:style-name="P10"><text:span text:style-name="Source_20_Text"><text:span text:style-name="T22">{</text:span></text:span></text:p>
      <text:p text:style-name="P10"><text:span text:style-name="Source_20_Text"><text:span text:style-name="T12"><text:s text:c="3"/></text:span></text:span><text:span text:style-name="Source_20_Text"><text:span text:style-name="T20">return</text:span></text:span><text:span text:style-name="Source_20_Text"><text:span text:style-name="T22"> </text:span></text:span><text:span text:style-name="Source_20_Text"><text:span text:style-name="T20">new</text:span></text:span><text:span text:style-name="Source_20_Text"><text:span text:style-name="T22"> T(a1, a2);</text:span></text:span></text:p>
      <text:p text:style-name="P12"><text:span text:style-name="Source_20_Text"><text:span text:style-name="T22">}</text:span></text:span></text:p>
      <text:p text:style-name="P2"><text:span text:style-name="T8">The following example shows a valid call to the </text:span><text:span text:style-name="Source_20_Text"><text:span text:style-name="T11">factory</text:span></text:span><text:span text:style-name="T8"> function:</text:span></text:p>
      <text:section text:style-name="Sect1" text:name="code-try-4">
        <text:p text:style-name="P1"><text:span text:style-name="T12">C++</text:span>Copy</text:p>
      </text:section>
      <text:p text:style-name="P10"><text:span text:style-name="Source_20_Text"><text:span text:style-name="T20">int</text:span></text:span><text:span text:style-name="Source_20_Text"><text:span text:style-name="T22"> a = 4, b = 5;</text:span></text:span></text:p>
      <text:p text:style-name="P12"><text:span text:style-name="Source_20_Text"><text:span text:style-name="T22">W* pw = factory&lt;W&gt;(a, b);</text:span></text:span></text:p>
      <text:p text:style-name="P2"><text:span text:style-name="T8">However, the following example does not contain a valid call to the </text:span><text:span text:style-name="Source_20_Text"><text:span text:style-name="T11">factory</text:span></text:span><text:span text:style-name="T8"> function because </text:span><text:span text:style-name="Source_20_Text"><text:span text:style-name="T11">factory</text:span></text:span><text:span text:style-name="T8"> takes lvalue references that are modifiable as its parameters, but it is called by using rvalues:</text:span></text:p>
      <text:section text:style-name="Sect1" text:name="code-try-5">
        <text:p text:style-name="P1"><text:span text:style-name="T12">C++</text:span>Copy</text:p>
      </text:section>
      <text:p text:style-name="P12"><text:span text:style-name="Source_20_Text"><text:span text:style-name="T22">Z* pz = factory&lt;Z&gt;(2, 2);</text:span></text:span></text:p>
      <text:p text:style-name="P2"><text:span text:style-name="T8">Ordinarily, to solve this problem, you must create an overloaded version of the </text:span><text:span text:style-name="Source_20_Text"><text:span text:style-name="T11">factory</text:span></text:span><text:span text:style-name="T8"> function for every combination of </text:span><text:span text:style-name="Source_20_Text"><text:span text:style-name="T11">A&amp;</text:span></text:span><text:span text:style-name="T8"> and </text:span><text:span text:style-name="Source_20_Text"><text:span text:style-name="T11">const A&amp;</text:span></text:span><text:span text:style-name="T8"> parameters. Rvalue references enable you to write one version of the </text:span><text:span text:style-name="Source_20_Text"><text:span text:style-name="T11">factory</text:span></text:span><text:span text:style-name="T8"> function, as shown in the following example:</text:span></text:p>
      <text:section text:style-name="Sect1" text:name="code-try-6">
        <text:p text:style-name="P1"><text:span text:style-name="T12">C++</text:span>Copy</text:p>
      </text:section>
      <text:p text:style-name="P10"><text:span text:style-name="Source_20_Text"><text:span text:style-name="T20">template</text:span></text:span><text:span text:style-name="Source_20_Text"><text:span text:style-name="T22"> &lt;</text:span></text:span><text:span text:style-name="Source_20_Text"><text:span text:style-name="T20">typename</text:span></text:span><text:span text:style-name="Source_20_Text"><text:span text:style-name="T22"> T, </text:span></text:span><text:span text:style-name="Source_20_Text"><text:span text:style-name="T20">typename</text:span></text:span><text:span text:style-name="Source_20_Text"><text:span text:style-name="T22"> A1, </text:span></text:span><text:span text:style-name="Source_20_Text"><text:span text:style-name="T20">typename</text:span></text:span><text:span text:style-name="Source_20_Text"><text:span text:style-name="T22"> A2&gt;</text:span></text:span></text:p>
      <text:p text:style-name="P10"><text:span text:style-name="Source_20_Text"><text:span text:style-name="T22">T* </text:span></text:span><text:span text:style-name="Source_20_Text"><text:span text:style-name="T21">factory</text:span></text:span><text:span text:style-name="Source_20_Text"><text:span text:style-name="T22">(A1&amp;&amp; a1, A2&amp;&amp; a2)</text:span></text:span></text:p>
      <text:p text:style-name="P10"><text:span text:style-name="Source_20_Text"><text:span text:style-name="T22">{</text:span></text:span></text:p>
      <text:p text:style-name="P10"><text:span text:style-name="Source_20_Text"><text:span text:style-name="T12"><text:s text:c="3"/></text:span></text:span><text:span text:style-name="Source_20_Text"><text:span text:style-name="T20">return</text:span></text:span><text:span text:style-name="Source_20_Text"><text:span text:style-name="T22"> </text:span></text:span><text:span text:style-name="Source_20_Text"><text:span text:style-name="T20">new</text:span></text:span><text:span text:style-name="Source_20_Text"><text:span text:style-name="T22"> T(</text:span></text:span><text:span text:style-name="Source_20_Text"><text:span text:style-name="T20">std</text:span></text:span><text:span text:style-name="Source_20_Text"><text:span text:style-name="T22">::forward&lt;A1&gt;(a1), </text:span></text:span><text:span text:style-name="Source_20_Text"><text:span text:style-name="T20">std</text:span></text:span><text:span text:style-name="Source_20_Text"><text:span text:style-name="T22">::forward&lt;A2&gt;(a2));</text:span></text:span></text:p>
      <text:p text:style-name="P12"><text:span text:style-name="Source_20_Text"><text:span text:style-name="T22">}</text:span></text:span></text:p>
      <text:p text:style-name="P2"><text:span text:style-name="T8">This example uses rvalue references as the parameters to the </text:span><text:span text:style-name="Source_20_Text"><text:span text:style-name="T11">factory</text:span></text:span><text:span text:style-name="T8"> function. The purpose of the </text:span><text:a xlink:type="simple" xlink:href="https://docs.microsoft.com/en-us/cpp/standard-library/utility-functions?view=vs-2019#forward" text:style-name="Internet_20_link" text:visited-style-name="Visited_20_Internet_20_Link"><text:span text:style-name="T10">std::forward</text:span></text:a><text:span text:style-name="T8"> function is to forward the parameters of the factory function to the constructor of the template class.</text:span></text:p>
      <text:p text:style-name="P2"><text:span text:style-name="T8">The following example shows the </text:span><text:span text:style-name="Source_20_Text"><text:span text:style-name="T11">main</text:span></text:span><text:span text:style-name="T8"> function that uses the revised </text:span><text:span text:style-name="Source_20_Text"><text:span text:style-name="T11">factory</text:span></text:span><text:span text:style-name="T8"> function to create instances of the </text:span><text:span text:style-name="Source_20_Text"><text:span text:style-name="T11">W</text:span></text:span><text:span text:style-name="T8">, </text:span><text:span text:style-name="Source_20_Text"><text:span text:style-name="T11">X</text:span></text:span><text:span text:style-name="T8">, </text:span><text:span text:style-name="Source_20_Text"><text:span text:style-name="T11">Y</text:span></text:span><text:span text:style-name="T8">, and </text:span><text:span text:style-name="Source_20_Text"><text:span text:style-name="T11">Z</text:span></text:span><text:span text:style-name="T8"> classes. The revised </text:span><text:span text:style-name="Source_20_Text"><text:span text:style-name="T11">factory</text:span></text:span><text:span text:style-name="T8"> function forwards its parameters (either lvalues or rvalues) to the appropriate class constructor.</text:span></text:p>
      <text:section text:style-name="Sect1" text:name="code-try-7">
        <text:p text:style-name="P1"><text:span text:style-name="T12">C++</text:span>Copy</text:p>
      </text:section>
      <text:p text:style-name="P10"><text:span text:style-name="Source_20_Text"><text:span text:style-name="T20">int</text:span></text:span><text:span text:style-name="Source_20_Text"><text:span text:style-name="T22"> </text:span></text:span><text:span text:style-name="Source_20_Text"><text:span text:style-name="T21">main</text:span></text:span><text:span text:style-name="Source_20_Text"><text:span text:style-name="T22">()</text:span></text:span></text:p>
      <text:p text:style-name="P10"><text:soft-page-break/><text:span text:style-name="Source_20_Text"><text:span text:style-name="T22">{</text:span></text:span></text:p>
      <text:p text:style-name="P10"><text:span text:style-name="Source_20_Text"><text:span text:style-name="T12"><text:s text:c="3"/></text:span></text:span><text:span text:style-name="Source_20_Text"><text:span text:style-name="T20">int</text:span></text:span><text:span text:style-name="Source_20_Text"><text:span text:style-name="T22"> a = 4, b = 5;</text:span></text:span></text:p>
      <text:p text:style-name="P10"><text:span text:style-name="Source_20_Text"><text:span text:style-name="T12"><text:s text:c="3"/></text:span></text:span><text:span text:style-name="Source_20_Text"><text:span text:style-name="T22">W* pw = factory&lt;W&gt;(a, b);</text:span></text:span></text:p>
      <text:p text:style-name="P10"><text:span text:style-name="Source_20_Text"><text:span text:style-name="T12"><text:s text:c="3"/></text:span></text:span><text:span text:style-name="Source_20_Text"><text:span text:style-name="T22">X* px = factory&lt;X&gt;(2, b);</text:span></text:span></text:p>
      <text:p text:style-name="P10"><text:span text:style-name="Source_20_Text"><text:span text:style-name="T12"><text:s text:c="3"/></text:span></text:span><text:span text:style-name="Source_20_Text"><text:span text:style-name="T22">Y* py = factory&lt;Y&gt;(a, 2);</text:span></text:span></text:p>
      <text:p text:style-name="P10"><text:span text:style-name="Source_20_Text"><text:span text:style-name="T12"><text:s text:c="3"/></text:span></text:span><text:span text:style-name="Source_20_Text"><text:span text:style-name="T22">Z* pz = factory&lt;Z&gt;(2, 2);</text:span></text:span></text:p>
      <text:p text:style-name="P10"/>
      <text:p text:style-name="P10"><text:span text:style-name="Source_20_Text"><text:span text:style-name="T12"><text:s text:c="3"/></text:span></text:span><text:span text:style-name="Source_20_Text"><text:span text:style-name="T20">delete</text:span></text:span><text:span text:style-name="Source_20_Text"><text:span text:style-name="T22"> pw;</text:span></text:span></text:p>
      <text:p text:style-name="P10"><text:span text:style-name="Source_20_Text"><text:span text:style-name="T12"><text:s text:c="3"/></text:span></text:span><text:span text:style-name="Source_20_Text"><text:span text:style-name="T20">delete</text:span></text:span><text:span text:style-name="Source_20_Text"><text:span text:style-name="T22"> px;</text:span></text:span></text:p>
      <text:p text:style-name="P10"><text:span text:style-name="Source_20_Text"><text:span text:style-name="T12"><text:s text:c="3"/></text:span></text:span><text:span text:style-name="Source_20_Text"><text:span text:style-name="T20">delete</text:span></text:span><text:span text:style-name="Source_20_Text"><text:span text:style-name="T22"> py;</text:span></text:span></text:p>
      <text:p text:style-name="P10"><text:span text:style-name="Source_20_Text"><text:span text:style-name="T12"><text:s text:c="3"/></text:span></text:span><text:span text:style-name="Source_20_Text"><text:span text:style-name="T20">delete</text:span></text:span><text:span text:style-name="Source_20_Text"><text:span text:style-name="T22"> pz;</text:span></text:span></text:p>
      <text:p text:style-name="P12"><text:span text:style-name="Source_20_Text"><text:span text:style-name="T22">}</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Menlo, Monaco, 'Lucida Console', 'Liberation Mono', 'DejaVu Sans Mono', 'Bitstream Vera Sans Mono', 'Courier New', monospace, sans-serif"/>
    <style:font-face style:name="Consolas" svg:font-family="Consolas, monaco, monospace"/>
    <style:font-face style:name="Droid Sans" svg:font-family="'Droid Sans', sans-serif"/>
    <style:font-face style:name="Helvetica Neue" svg:font-family="'Helvetica Neue', Helvetica, Arial, sans-serif"/>
    <style:font-face style:name="Lohit Devanagari1" svg:font-family="'Lohit Devanagari'"/>
    <style:font-face style:name="Segoe UI" svg:font-family="'Segoe UI', SegoeUI, 'Segoe WP', 'Helvetica Neue', Helvetica, Tahoma, Arial, sans-serif"/>
    <style:font-face style:name="monospace" svg:font-family="monospace,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6T15:33:41.007178183</meta:creation-date>
    <dc:date>2019-05-16T15:35:02.524933922</dc:date>
    <meta:editing-duration>PT1M22S</meta:editing-duration>
    <meta:editing-cycles>1</meta:editing-cycles>
    <meta:document-statistic meta:table-count="0" meta:image-count="0" meta:object-count="0" meta:page-count="11" meta:paragraph-count="187" meta:word-count="2261" meta:character-count="14002" meta:non-whitespace-character-count="11653"/>
    <meta:generator>LibreOffice/6.0.7.3$Linux_X86_64 LibreOffice_project/00m0$Build-3</meta:generator>
  </office:meta>
</office:document-meta>
</file>